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974D0000741F0000522337E56F185682D559.svg" manifest:media-type="image/svg+xml"/>
  <manifest:file-entry manifest:full-path="Pictures/100002010000034900000253D91B113877A727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22cm, 18.012cm, 11.314cm, 7.6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89cm" svg:height="2.989cm" svg:x="7.624cm" svg:y="6.722cm">
          <draw:image xlink:href="Pictures/1002974D0000741F0000522337E56F185682D559.svg" xlink:type="simple" xlink:show="embed" xlink:actuate="onLoad" draw:mime-type="image/svg+xml">
            <text:p/>
          </draw:image>
          <draw:image xlink:href="Pictures/100002010000034900000253D91B113877A7273A.png" xlink:type="simple" xlink:show="embed" xlink:actuate="onLoad" draw:mime-type="image/png"/>
          <svg:title>SVG Picture created as mcu_board-B_Cu.svg date 2022/01/13 00:49:14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7cm" fo:page-height="21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3T00:58:47.807000000</dc:date>
    <meta:editing-duration>PT9M15S</meta:editing-duration>
    <meta:editing-cycles>1</meta:editing-cycles>
    <meta:document-statistic meta:object-count="1"/>
    <meta:generator>LibreOffice/7.1.2.2$Windows_X86_64 LibreOffice_project/8a45595d069ef5570103caea1b71cc9d82b2aae4</meta:generator>
  </office:meta>
</office:document-meta>
</file>